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-Bold" svg:font-family="Calibri-Bold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Caso" style:family="table">
      <style:table-properties style:width="15.921cm" table:align="margins"/>
    </style:style>
    <style:style style:name="Caso.A" style:family="table-column">
      <style:table-column-properties style:column-width="7.96cm" style:rel-column-width="32767*"/>
    </style:style>
    <style:style style:name="Caso.B" style:family="table-column">
      <style:table-column-properties style:column-width="7.96cm" style:rel-column-width="32768*"/>
    </style:style>
    <style:style style:name="Caso.A1" style:family="table-cell">
      <style:table-cell-properties fo:padding="0.097cm" fo:border-left="0.05pt solid #000000" fo:border-right="none" fo:border-top="0.05pt solid #000000" fo:border-bottom="0.05pt solid #000000"/>
    </style:style>
    <style:style style:name="Caso.B1" style:family="table-cell">
      <style:table-cell-properties fo:padding="0.097cm" fo:border="0.05pt solid #000000"/>
    </style:style>
    <style:style style:name="Caso.A2" style:family="table-cell">
      <style:table-cell-properties fo:padding="0.097cm" fo:border-left="0.05pt solid #000000" fo:border-right="none" fo:border-top="none" fo:border-bottom="0.05pt solid #000000"/>
    </style:style>
    <style:style style:name="Caso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text-align="end" style:justify-single-word="false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fo:font-size="48pt" style:font-size-asian="48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margin-top="0cm" fo:margin-bottom="0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indent="1.27cm" style:auto-text-indent="false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indent="1.27cm" style:auto-text-indent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officeooo:rsid="00074804" officeooo:paragraph-rsid="00074804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2pt" fo:font-weight="normal" officeooo:rsid="000937dc" officeooo:paragraph-rsid="000937d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6pt" fo:font-weight="bold" officeooo:paragraph-rsid="00074804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font-size="16pt" fo:font-weight="bold" officeooo:rsid="00074804" officeooo:paragraph-rsid="00074804" style:font-size-asian="16pt" style:font-weight-asian="bold" style:font-size-complex="16pt" style:font-weight-complex="bold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Table_20_Contents">
      <style:paragraph-properties fo:text-align="justify" style:justify-single-word="false"/>
      <style:text-properties officeooo:paragraph-rsid="00074804"/>
    </style:style>
    <style:style style:name="P21" style:family="paragraph" style:parent-style-name="Table_20_Contents">
      <style:paragraph-properties fo:text-align="justify" style:justify-single-word="false"/>
      <style:text-properties style:font-name="Arial2" officeooo:rsid="00074804" officeooo:paragraph-rsid="00074804"/>
    </style:style>
    <style:style style:name="P22" style:family="paragraph" style:parent-style-name="Table_20_Contents">
      <style:paragraph-properties fo:text-align="justify" style:justify-single-word="false"/>
      <style:text-properties style:font-name="Arial2"/>
    </style:style>
    <style:style style:name="P23" style:family="paragraph" style:parent-style-name="Table_20_Contents">
      <style:paragraph-properties fo:text-align="justify" style:justify-single-word="false"/>
      <style:text-properties style:font-name="Arial2" officeooo:rsid="0009068c" officeooo:paragraph-rsid="0009068c"/>
    </style:style>
    <style:style style:name="P24" style:family="paragraph" style:parent-style-name="Table_20_Contents">
      <style:paragraph-properties fo:text-align="justify" style:justify-single-word="false"/>
      <style:text-properties officeooo:rsid="00084605" officeooo:paragraph-rsid="00084605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>
      <style:paragraph-properties fo:text-align="justify" style:justify-single-word="false"/>
      <style:text-properties style:font-name="Arial2"/>
    </style:style>
    <style:style style:name="P27" style:family="paragraph" style:parent-style-name="Standard">
      <style:paragraph-properties fo:text-align="start" style:justify-single-word="false"/>
      <style:text-properties officeooo:rsid="00084605" officeooo:paragraph-rsid="00084605"/>
    </style:style>
    <style:style style:name="P28" style:family="paragraph" style:parent-style-name="Standard">
      <style:paragraph-properties fo:text-align="justify" style:justify-single-word="false"/>
      <style:text-properties style:font-name="Calibri-Bold" fo:font-size="11pt" fo:font-weight="bold" style:font-size-asian="11pt" style:font-weight-asian="bold"/>
    </style:style>
    <style:style style:name="P29" style:family="paragraph" style:parent-style-name="Standard">
      <style:paragraph-properties fo:text-align="justify" style:justify-single-word="false"/>
      <style:text-properties style:font-name="Calibri-Bold" fo:font-size="11pt" fo:font-weight="bold" officeooo:paragraph-rsid="00074804" style:font-size-asian="11pt" style:font-weight-asian="bold"/>
    </style:style>
    <style:style style:name="P30" style:family="paragraph" style:parent-style-name="Standard">
      <style:paragraph-properties fo:text-align="center" style:justify-single-word="false"/>
      <style:text-properties style:font-name="Calibri-Bold" fo:font-size="11pt" fo:font-weight="bold" style:font-size-asian="11pt" style:font-weight-asian="bold"/>
    </style:style>
    <style:style style:name="P31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1"/>
      <style:text-properties fo:font-size="24pt" style:font-size-asian="24pt"/>
    </style:style>
    <style:style style:name="P32" style:family="paragraph" style:parent-style-name="Standard">
      <style:paragraph-properties fo:margin-top="0cm" fo:margin-bottom="0cm" style:contextual-spacing="false"/>
      <style:text-properties fo:font-size="12pt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/>
      <style:text-properties fo:font-size="12pt" officeooo:rsid="00070983" officeooo:paragraph-rsid="00070983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/>
      <style:text-properties fo:font-size="12pt" officeooo:rsid="0009068c" officeooo:paragraph-rsid="0009068c" style:font-size-asian="12pt" style:font-size-complex="12pt"/>
    </style:style>
    <style:style style:name="T1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1pt" style:font-size-asian="11pt"/>
    </style:style>
    <style:style style:name="T3" style:family="text">
      <style:text-properties fo:font-size="11pt" officeooo:rsid="000691f4" style:font-size-asian="11pt" style:font-size-complex="11pt"/>
    </style:style>
    <style:style style:name="T4" style:family="text">
      <style:text-properties fo:font-size="11pt" officeooo:rsid="00074804" style:font-size-asian="11pt"/>
    </style:style>
    <style:style style:name="T5" style:family="text">
      <style:text-properties style:font-name="Arial2" officeooo:rsid="00074804"/>
    </style:style>
    <style:style style:name="T6" style:family="text">
      <style:text-properties style:font-name="Arial1" fo:font-size="11pt" style:font-size-asian="11pt"/>
    </style:style>
    <style:style style:name="T7" style:family="text">
      <style:text-properties style:font-name="Arial1" fo:font-size="11pt" officeooo:rsid="00084605" style:font-size-asian="11pt"/>
    </style:style>
    <style:style style:name="T8" style:family="text">
      <style:text-properties officeooo:rsid="000937dc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0691f4" style:font-size-asian="12pt" style:font-size-complex="12pt"/>
    </style:style>
    <style:style style:name="T11" style:family="text">
      <style:text-properties officeooo:rsid="000906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Documentação Técnica do Projet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Garçom Onlin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Elaborado por: </text:p>
      <text:p text:style-name="P2">João Miguel Gehlen da Silva</text:p>
      <text:p text:style-name="P2">joaogehlen91@gmail.com</text:p>
      <text:p text:style-name="P2"/>
      <text:p text:style-name="P2"/>
      <text:p text:style-name="P2"/>
      <text:p text:style-name="P2"/>
      <text:p text:style-name="P3">Versão 0.1</text:p>
      <text:p text:style-name="P1"><text:soft-page-break/></text:p>
      <text:p text:style-name="P32">Sumário</text:p>
      <text:p text:style-name="P32"/>
      <text:p text:style-name="P32"/>
      <text:p text:style-name="P33">1. O Projeto …............................................................................................................ 1</text:p>
      <text:p text:style-name="P33"><text:tab/>1.1 Repositórios <text:s/>…........................................................................................ <text:s/>1</text:p>
      <text:p text:style-name="P33">2. Tecnologias …........................................................................................................ 1</text:p>
      <text:p text:style-name="P34">3. Casos de Uso …..................................................................................................... 2</text:p>
      <text:p text:style-name="P3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7">1.<text:tab/>O Projeto</text:p>
      <text:p text:style-name="P1"/>
      <text:p text:style-name="P10"><text:span text:style-name="T8">O o</text:span>bjetivo do sistema é automatizar o atendimento em bares e restaurantes<text:span text:style-name="T8">de forma</text:span> <text:span text:style-name="T8">em </text:span>que o cliente consiga fazer o seu pedido sem esperar um garçom chegar na sua mesa, <text:span text:style-name="T8">através de um celular/tablet disponível na mesa do restaurante, como se fosse um cardápio eletrônico. Esse documento apresentará uma visão geral do sistema, todos os casos de uso, os requisitos e demais dados para que fique de fácil entendimentno para o desenvolvedor.</text:span></text:p>
      <text:p text:style-name="P14"/>
      <text:p text:style-name="P16">1.1<text:tab/>Repositórios</text:p>
      <text:p text:style-name="P11"><text:span text:style-name="T3"><text:tab/></text:span><text:span text:style-name="T10">G</text:span><text:span text:style-name="T9">itHub: </text:span><text:a xlink:type="simple" xlink:href="https://github.com/zanuzzorz/trabalhoEngII"><text:span text:style-name="T1">https://github.com/zanuzzorz/trabalhoEngII</text:span></text:a></text:p>
      <text:p text:style-name="P8"><text:tab/></text:p>
      <text:p text:style-name="P12"/>
      <text:p text:style-name="P17">2.<text:tab/><text:span text:style-name="T8">Tecnologias</text:span></text:p>
      <text:p text:style-name="P10">Como o sistema deve funcionar em qualquer dispositivo que possua um navegador web com internet, será desenvolvido usando PHP para o back-end, HTML e CSS para a parte front-end, e MySql para o banco de dados. </text:p>
      <text:p text:style-name="P11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8">3. <text:tab/>Caso<text:span text:style-name="T11">s</text:span> de Uso</text:p>
      <text:p text:style-name="P15"/>
      <text:p text:style-name="P4"/>
      <table:table table:name="Caso" table:style-name="Caso">
        <table:table-column table:style-name="Caso.A"/>
        <table:table-column table:style-name="Caso.B"/>
        <table:table-row>
          <table:table-cell table:style-name="Caso.A1" office:value-type="string">
            <text:p text:style-name="P28">Nome do caso de Uso:</text:p>
          </table:table-cell>
          <table:table-cell table:style-name="Caso.B1" office:value-type="string">
            <text:p text:style-name="P21">Realizar um pedido</text:p>
          </table:table-cell>
        </table:table-row>
        <table:table-row>
          <table:table-cell table:style-name="Caso.A2" office:value-type="string">
            <text:p text:style-name="P29">Ator Principal:</text:p>
          </table:table-cell>
          <table:table-cell table:style-name="Caso.B2" office:value-type="string">
            <text:p text:style-name="P21">Cliente</text:p>
          </table:table-cell>
        </table:table-row>
        <table:table-row>
          <table:table-cell table:style-name="Caso.A2" office:value-type="string">
            <text:p text:style-name="P28">Atores Secundários:</text:p>
          </table:table-cell>
          <table:table-cell table:style-name="Caso.B2" office:value-type="string">
            <text:p text:style-name="P23"/>
          </table:table-cell>
        </table:table-row>
        <table:table-row>
          <table:table-cell table:style-name="Caso.A2" office:value-type="string">
            <text:p text:style-name="P28">Resumo:</text:p>
          </table:table-cell>
          <table:table-cell table:style-name="Caso.B2" office:value-type="string">
            <text:p text:style-name="P26"><text:span text:style-name="T2">Esse Caso de uso descreve as etapas percorridas por um cliente para </text:span><text:span text:style-name="T4">ele realizar um pedido</text:span><text:span text:style-name="T2">.</text:span></text:p>
            <text:p text:style-name="P22"/>
          </table:table-cell>
        </table:table-row>
        <table:table-row>
          <table:table-cell table:style-name="Caso.A2" office:value-type="string">
            <text:p text:style-name="P28">Pré-condição:</text:p>
          </table:table-cell>
          <table:table-cell table:style-name="Caso.B2" office:value-type="string">
            <text:p text:style-name="P21">1. Estar no estabelecimento e com um dos equipamentos com o sistema de pedidos. <text:s text:c="4"/>Ou,</text:p>
            <text:p text:style-name="P20"><text:span text:style-name="T5">2. </text:span><text:span text:style-name="T6">É necessário que o cliente já tenha realizado o cadastro, </text:span><text:span text:style-name="T7">e possua “crédito” no sistema para realizar o pedido.</text:span></text:p>
            <text:p text:style-name="P21"/>
            <text:p text:style-name="P21"/>
          </table:table-cell>
        </table:table-row>
        <table:table-row>
          <table:table-cell table:style-name="Caso.A2" office:value-type="string">
            <text:p text:style-name="P28">Pós-condição:</text:p>
          </table:table-cell>
          <table:table-cell table:style-name="Caso.B2" office:value-type="string">
            <text:p text:style-name="P24">1. Se estiver no estabelecimento, então Efetuar o pagamento do pedido.</text:p>
            <text:p text:style-name="P24">Ou,</text:p>
            <text:p text:style-name="P24">2. Retirar o produto feito no pedido online.</text:p>
          </table:table-cell>
        </table:table-row>
        <table:table-row>
          <table:table-cell table:style-name="Caso.A2" office:value-type="string">
            <text:p text:style-name="P28">Fluxo Principal:</text:p>
          </table:table-cell>
          <table:table-cell table:style-name="Caso.B2" office:value-type="string">
            <text:p text:style-name="P19"/>
          </table:table-cell>
        </table:table-row>
        <table:table-row>
          <table:table-cell table:style-name="Caso.A2" office:value-type="string">
            <text:p text:style-name="P30">Ações do Autor</text:p>
          </table:table-cell>
          <table:table-cell table:style-name="Caso.B2" office:value-type="string">
            <text:p text:style-name="P30">Ações do Sistema</text:p>
          </table:table-cell>
        </table:table-row>
        <table:table-row>
          <table:table-cell table:style-name="Caso.A2" office:value-type="string">
            <text:p text:style-name="P27">1. Iniciar o sistema</text:p>
          </table:table-cell>
          <table:table-cell table:style-name="Caso.B2" office:value-type="string">
            <text:p text:style-name="P27"/>
          </table:table-cell>
        </table:table-row>
        <table:table-row>
          <table:table-cell table:style-name="Caso.A2" office:value-type="string">
            <text:p text:style-name="P25"/>
          </table:table-cell>
          <table:table-cell table:style-name="Caso.B2" office:value-type="string">
            <text:p text:style-name="P27">2. Consultar os produtos cadastradas.</text:p>
          </table:table-cell>
        </table:table-row>
        <table:table-row>
          <table:table-cell table:style-name="Caso.A2" office:value-type="string">
            <text:p text:style-name="P25"/>
          </table:table-cell>
          <table:table-cell table:style-name="Caso.B2" office:value-type="string">
            <text:p text:style-name="P27">3. Listar os produtos.</text:p>
          </table:table-cell>
        </table:table-row>
        <table:table-row>
          <table:table-cell table:style-name="Caso.A2" office:value-type="string">
            <text:p text:style-name="P27">4. Escolher um produto</text:p>
          </table:table-cell>
          <table:table-cell table:style-name="Caso.B2" office:value-type="string">
            <text:p text:style-name="P25"/>
          </table:table-cell>
        </table:table-row>
        <table:table-row>
          <table:table-cell table:style-name="Caso.A2" office:value-type="string">
            <text:p text:style-name="P25"/>
          </table:table-cell>
          <table:table-cell table:style-name="Caso.B2" office:value-type="string">
            <text:p text:style-name="P27">5. Adicionar o pedido à lista de pedidos</text:p>
          </table:table-cell>
        </table:table-row>
        <table:table-row>
          <table:table-cell table:style-name="Caso.A2" office:value-type="string">
            <text:p text:style-name="P25"/>
          </table:table-cell>
          <table:table-cell table:style-name="Caso.B2" office:value-type="string">
            <text:p text:style-name="P25"/>
          </table:table-cell>
        </table:table-row>
      </table:table>
      <text:p text:style-name="P9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-Bold" svg:font-family="Calibri-Bold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3" style:font-size-asian="11pt" style:language-asian="zh" style:country-asian="CN" style:font-style-asian="normal" style:font-weight-asian="normal" style:font-name-complex="Arial3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3" style:font-size-asian="11pt" style:language-asian="zh" style:country-asian="CN" style:font-style-asian="normal" style:font-weight-asian="normal" style:font-name-complex="Arial3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left="1.27cm" fo:margin-right="0cm" fo:margin-top="0cm" fo:margin-bottom="0cm" style:contextual-spacing="true" fo:keep-together="always" fo:text-indent="-0.635cm" style:auto-text-indent="false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1T16:07:01.384682711</dc:date>
    <meta:generator>LibreOffice/4.2.8.2$Linux_X86_64 LibreOffice_project/420m0$Build-2</meta:generator>
    <meta:editing-duration>PT55S</meta:editing-duration>
    <meta:editing-cycles>6</meta:editing-cycles>
    <meta:document-statistic meta:table-count="1" meta:image-count="0" meta:object-count="0" meta:page-count="4" meta:paragraph-count="42" meta:word-count="277" meta:character-count="2065" meta:non-whitespace-character-count="1815"/>
  </office:meta>
</office:document-meta>
</file>